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1" style:family="table">
      <style:table-properties style:width="170mm" fo:margin-top="4.99mm" fo:margin-bottom="4.99mm" table:align="center"/>
    </style:style>
    <style:style style:name="Table1.A" style:family="table-column">
      <style:table-column-properties style:column-width="39.28mm"/>
    </style:style>
    <style:style style:name="Table1.B" style:family="table-column">
      <style:table-column-properties style:column-width="130.72mm"/>
    </style:style>
    <style:style style:name="Table1.A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8" style:family="table">
      <style:table-properties style:width="170mm" fo:margin-top="4.99mm" fo:margin-bottom="4.99mm" table:align="center"/>
    </style:style>
    <style:style style:name="Table8.A" style:family="table-column">
      <style:table-column-properties style:column-width="39.28mm"/>
    </style:style>
    <style:style style:name="Table8.B" style:family="table-column">
      <style:table-column-properties style:column-width="130.72mm"/>
    </style:style>
    <style:style style:name="Table8.A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7" style:family="table">
      <style:table-properties style:width="170mm" fo:margin-top="4.99mm" fo:margin-bottom="4.99mm" table:align="center"/>
    </style:style>
    <style:style style:name="Table7.A" style:family="table-column">
      <style:table-column-properties style:column-width="39.28mm"/>
    </style:style>
    <style:style style:name="Table7.B" style:family="table-column">
      <style:table-column-properties style:column-width="130.72mm"/>
    </style:style>
    <style:style style:name="Table7.A1" style:family="table-cell">
      <style:table-cell-properties fo:padding="0.97mm" fo:border="0.02mm solid #000000"/>
    </style:style>
    <style:style style:name="Table7.A2" style:family="table-cell">
      <style:table-cell-properties fo:padding="0.97mm" fo:border-left="0.02mm solid #000000" fo:border-right="none" fo:border-top="none" fo:border-bottom="0.02mm solid #000000"/>
    </style:style>
    <style:style style:name="Table7.B2" style:family="table-cell">
      <style:table-cell-properties fo:padding="0.97mm" fo:border-left="0.02mm solid #000000" fo:border-right="0.02mm solid #000000" fo:border-top="none" fo:border-bottom="0.02mm solid #000000"/>
    </style:style>
    <style:style style:name="Table13" style:family="table">
      <style:table-properties style:width="170mm" fo:margin-top="4.99mm" fo:margin-bottom="4.99mm" table:align="center"/>
    </style:style>
    <style:style style:name="Table13.A" style:family="table-column">
      <style:table-column-properties style:column-width="39.28mm"/>
    </style:style>
    <style:style style:name="Table13.B" style:family="table-column">
      <style:table-column-properties style:column-width="130.72mm"/>
    </style:style>
    <style:style style:name="Table13.A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B2" style:family="table-cell">
      <style:table-cell-properties fo:padding="0.97mm" fo:border-left="0.02mm solid #000000" fo:border-right="0.02mm solid #000000" fo:border-top="none" fo:border-bottom="0.02mm solid #000000"/>
    </style:style>
    <style:style style:name="Table6" style:family="table">
      <style:table-properties style:width="170mm" fo:margin-top="4.99mm" fo:margin-bottom="4.99mm" table:align="center"/>
    </style:style>
    <style:style style:name="Table6.A" style:family="table-column">
      <style:table-column-properties style:column-width="39.28mm"/>
    </style:style>
    <style:style style:name="Table6.B" style:family="table-column">
      <style:table-column-properties style:column-width="130.72mm"/>
    </style:style>
    <style:style style:name="Table6.A1" style:family="table-cell">
      <style:table-cell-properties fo:padding="0.97mm" fo:border="0.02mm solid #000000"/>
    </style:style>
    <style:style style:name="Table6.A2" style:family="table-cell">
      <style:table-cell-properties fo:padding="0.97mm" fo:border-left="0.02mm solid #000000" fo:border-right="none" fo:border-top="none" fo:border-bottom="0.02mm solid #000000"/>
    </style:style>
    <style:style style:name="Table6.B2" style:family="table-cell">
      <style:table-cell-properties fo:padding="0.97mm" fo:border-left="0.02mm solid #000000" fo:border-right="0.02mm solid #000000" fo:border-top="none" fo:border-bottom="0.02mm solid #000000"/>
    </style:style>
    <style:style style:name="Table2" style:family="table">
      <style:table-properties style:width="169.95mm" fo:margin-top="4.99mm" fo:margin-bottom="4.99mm" table:align="left"/>
    </style:style>
    <style:style style:name="Table2.A" style:family="table-column">
      <style:table-column-properties style:column-width="39.28mm"/>
    </style:style>
    <style:style style:name="Table2.B" style:family="table-column">
      <style:table-column-properties style:column-width="130.67mm"/>
    </style:style>
    <style:style style:name="Table2.A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170mm" fo:margin-top="4.99mm" fo:margin-bottom="4.99mm" table:align="center"/>
    </style:style>
    <style:style style:name="Table3.A" style:family="table-column">
      <style:table-column-properties style:column-width="39.28mm"/>
    </style:style>
    <style:style style:name="Table3.B" style:family="table-column">
      <style:table-column-properties style:column-width="130.72mm"/>
    </style:style>
    <style:style style:name="Table3.A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4" style:family="table">
      <style:table-properties style:width="170mm" fo:margin-top="4.99mm" fo:margin-bottom="4.99mm" table:align="center"/>
    </style:style>
    <style:style style:name="Table4.A" style:family="table-column">
      <style:table-column-properties style:column-width="39.28mm"/>
    </style:style>
    <style:style style:name="Table4.B" style:family="table-column">
      <style:table-column-properties style:column-width="130.72mm"/>
    </style:style>
    <style:style style:name="Table4.A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12" style:family="table">
      <style:table-properties style:width="170mm" fo:margin-top="4.99mm" fo:margin-bottom="4.99mm" table:align="center"/>
    </style:style>
    <style:style style:name="Table12.A" style:family="table-column">
      <style:table-column-properties style:column-width="39.28mm"/>
    </style:style>
    <style:style style:name="Table12.B" style:family="table-column">
      <style:table-column-properties style:column-width="130.72mm"/>
    </style:style>
    <style:style style:name="Table12.A1" style:family="table-cell">
      <style:table-cell-properties fo:padding="0.97mm" fo:border="0.02mm solid #000000"/>
    </style:style>
    <style:style style:name="Table12.A2" style:family="table-cell">
      <style:table-cell-properties fo:padding="0.97mm" fo:border-left="0.02mm solid #000000" fo:border-right="none" fo:border-top="none" fo:border-bottom="0.02mm solid #000000"/>
    </style:style>
    <style:style style:name="Table12.B2" style:family="table-cell">
      <style:table-cell-properties fo:padding="0.97mm" fo:border-left="0.02mm solid #000000" fo:border-right="0.02mm solid #000000" fo:border-top="none" fo:border-bottom="0.02mm solid #000000"/>
    </style:style>
    <style:style style:name="Table5" style:family="table">
      <style:table-properties style:width="170mm" fo:margin-top="4.99mm" fo:margin-bottom="4.99mm" table:align="center"/>
    </style:style>
    <style:style style:name="Table5.A" style:family="table-column">
      <style:table-column-properties style:column-width="39.28mm"/>
    </style:style>
    <style:style style:name="Table5.B" style:family="table-column">
      <style:table-column-properties style:column-width="130.72mm"/>
    </style:style>
    <style:style style:name="Table5.A1" style:family="table-cell">
      <style:table-cell-properties fo:padding="0.97mm" fo:border="0.02mm solid #000000"/>
    </style:style>
    <style:style style:name="Table5.A2" style:family="table-cell">
      <style:table-cell-properties fo:padding="0.97mm" fo:border-left="0.02mm solid #000000" fo:border-right="none" fo:border-top="none" fo:border-bottom="0.02mm solid #000000"/>
    </style:style>
    <style:style style:name="Table5.B2" style:family="table-cell">
      <style:table-cell-properties fo:padding="0.97mm" fo:border-left="0.02mm solid #000000" fo:border-right="0.02mm solid #000000" fo:border-top="none" fo:border-bottom="0.02mm solid #000000"/>
    </style:style>
    <style:style style:name="Table15" style:family="table">
      <style:table-properties style:width="128.78mm" table:align="margins"/>
    </style:style>
    <style:style style:name="Table15.A" style:family="table-column">
      <style:table-column-properties style:column-width="32.19mm" style:rel-column-width="16383*"/>
    </style:style>
    <style:style style:name="Table15.D" style:family="table-column">
      <style:table-column-properties style:column-width="32.21mm" style:rel-column-width="16386*"/>
    </style:style>
    <style:style style:name="Table15.A1" style:family="table-cell">
      <style:table-cell-properties fo:padding="0.97mm" fo:border-left="0.02mm solid #000000" fo:border-right="none" fo:border-top="0.02mm solid #000000" fo:border-bottom="0.02mm solid #000000"/>
    </style:style>
    <style:style style:name="Table15.D1" style:family="table-cell">
      <style:table-cell-properties fo:padding="0.97mm" fo:border="0.02mm solid #000000"/>
    </style:style>
    <style:style style:name="Table15.A2" style:family="table-cell">
      <style:table-cell-properties fo:padding="0.97mm" fo:border-left="0.02mm solid #000000" fo:border-right="none" fo:border-top="none" fo:border-bottom="0.02mm solid #000000"/>
    </style:style>
    <style:style style:name="Table15.D2" style:family="table-cell">
      <style:table-cell-properties fo:padding="0.97mm" fo:border-left="0.02mm solid #000000" fo:border-right="0.02mm solid #000000" fo:border-top="none" fo:border-bottom="0.02mm solid #000000"/>
    </style:style>
    <style:style style:name="Table9" style:family="table">
      <style:table-properties style:width="170mm" fo:margin-top="4.99mm" fo:margin-bottom="4.99mm" table:align="center"/>
    </style:style>
    <style:style style:name="Table9.A" style:family="table-column">
      <style:table-column-properties style:column-width="39.28mm"/>
    </style:style>
    <style:style style:name="Table9.B" style:family="table-column">
      <style:table-column-properties style:column-width="130.72mm"/>
    </style:style>
    <style:style style:name="Table9.A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7" style:family="table">
      <style:table-properties style:width="170mm" fo:margin-top="4.99mm" fo:margin-bottom="4.99mm" table:align="center"/>
    </style:style>
    <style:style style:name="Table17.A" style:family="table-column">
      <style:table-column-properties style:column-width="39.28mm"/>
    </style:style>
    <style:style style:name="Table17.B" style:family="table-column">
      <style:table-column-properties style:column-width="130.72mm"/>
    </style:style>
    <style:style style:name="Table17.A1" style:family="table-cell">
      <style:table-cell-properties fo:padding="0.97mm" fo:border="0.02mm solid #000000"/>
    </style:style>
    <style:style style:name="Table17.A2" style:family="table-cell">
      <style:table-cell-properties fo:padding="0.97mm" fo:border-left="0.02mm solid #000000" fo:border-right="none" fo:border-top="none" fo:border-bottom="0.02mm solid #000000"/>
    </style:style>
    <style:style style:name="Table17.B2" style:family="table-cell">
      <style:table-cell-properties fo:padding="0.97mm" fo:border-left="0.02mm solid #000000" fo:border-right="0.02mm solid #000000" fo:border-top="none" fo:border-bottom="0.02mm solid #000000"/>
    </style:style>
    <style:style style:name="Table10" style:family="table">
      <style:table-properties style:width="170mm" fo:margin-top="4.99mm" fo:margin-bottom="4.99mm" table:align="center"/>
    </style:style>
    <style:style style:name="Table10.A" style:family="table-column">
      <style:table-column-properties style:column-width="39.28mm"/>
    </style:style>
    <style:style style:name="Table10.B" style:family="table-column">
      <style:table-column-properties style:column-width="130.72mm"/>
    </style:style>
    <style:style style:name="Table10.A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Table11" style:family="table">
      <style:table-properties style:width="170mm" fo:margin-top="4.99mm" fo:margin-bottom="4.99mm" table:align="center"/>
    </style:style>
    <style:style style:name="Table11.A" style:family="table-column">
      <style:table-column-properties style:column-width="39.28mm"/>
    </style:style>
    <style:style style:name="Table11.B" style:family="table-column">
      <style:table-column-properties style:column-width="130.72mm"/>
    </style:style>
    <style:style style:name="Table11.A1" style:family="table-cell">
      <style:table-cell-properties fo:padding="0.97mm" fo:border="0.02mm solid #000000"/>
    </style:style>
    <style:style style:name="Table11.A2" style:family="table-cell">
      <style:table-cell-properties fo:padding="0.97mm" fo:border-left="0.02mm solid #000000" fo:border-right="none" fo:border-top="none" fo:border-bottom="0.02mm solid #000000"/>
    </style:style>
    <style:style style:name="Table11.B2" style:family="table-cell">
      <style:table-cell-properties fo:padding="0.97mm" fo:border-left="0.02mm solid #000000" fo:border-right="0.02mm solid #000000" fo:border-top="none" fo:border-bottom="0.02mm solid #000000"/>
    </style:style>
    <style:style style:name="Table14" style:family="table">
      <style:table-properties style:width="170mm" fo:margin-top="4.99mm" fo:margin-bottom="4.99mm" table:align="center"/>
    </style:style>
    <style:style style:name="Table14.A" style:family="table-column">
      <style:table-column-properties style:column-width="39.28mm"/>
    </style:style>
    <style:style style:name="Table14.B" style:family="table-column">
      <style:table-column-properties style:column-width="130.72mm"/>
    </style:style>
    <style:style style:name="Table14.A1" style:family="table-cell">
      <style:table-cell-properties fo:padding="0.97mm" fo:border="0.02mm solid #000000"/>
    </style:style>
    <style:style style:name="Table14.A2" style:family="table-cell">
      <style:table-cell-properties fo:padding="0.97mm" fo:border-left="0.02mm solid #000000" fo:border-right="none" fo:border-top="none" fo:border-bottom="0.02mm solid #000000"/>
    </style:style>
    <style:style style:name="Table14.B2" style:family="table-cell">
      <style:table-cell-properties fo:padding="0.97mm" fo:border-left="0.02mm solid #000000" fo:border-right="0.02mm solid #000000" fo:border-top="none" fo:border-bottom="0.02mm solid #000000"/>
    </style:style>
    <style:style style:name="Table23" style:family="table">
      <style:table-properties style:width="170mm" fo:margin-top="4.99mm" fo:margin-bottom="4.99mm" fo:break-before="auto" fo:break-after="auto" table:align="center" fo:background-color="transparent" fo:keep-with-next="auto" style:may-break-between-rows="true" style:writing-mode="page">
        <style:background-image/>
      </style:table-properties>
    </style:style>
    <style:style style:name="Table23.A" style:family="table-column">
      <style:table-column-properties style:column-width="39.28mm"/>
    </style:style>
    <style:style style:name="Table23.B" style:family="table-column">
      <style:table-column-properties style:column-width="130.72mm"/>
    </style:style>
    <style:style style:name="Table23.A1" style:family="table-cell">
      <style:table-cell-properties fo:padding="0.97mm" fo:border="0.02mm solid #000000"/>
    </style:style>
    <style:style style:name="Table23.A2" style:family="table-cell">
      <style:table-cell-properties fo:padding="0.97mm" fo:border-left="0.02mm solid #000000" fo:border-right="none" fo:border-top="none" fo:border-bottom="0.02mm solid #000000"/>
    </style:style>
    <style:style style:name="Table23.B2" style:family="table-cell">
      <style:table-cell-properties fo:padding="0.97mm" fo:border-left="0.02mm solid #000000" fo:border-right="0.02mm solid #000000" fo:border-top="none" fo:border-bottom="0.02mm solid #000000"/>
    </style:style>
    <style:style style:name="Table23.3" style:family="table-row">
      <style:table-row-properties fo:background-color="transparent" style:keep-together="true" fo:keep-together="auto">
        <style:background-image/>
      </style:table-row-properties>
    </style:style>
    <style:style style:name="Table23.B3"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24" style:family="table">
      <style:table-properties style:width="170mm" fo:margin-top="4.99mm" fo:margin-bottom="4.99mm" table:align="center"/>
    </style:style>
    <style:style style:name="Table24.A" style:family="table-column">
      <style:table-column-properties style:column-width="39.28mm"/>
    </style:style>
    <style:style style:name="Table24.B" style:family="table-column">
      <style:table-column-properties style:column-width="130.72mm"/>
    </style:style>
    <style:style style:name="Table24.A1" style:family="table-cell">
      <style:table-cell-properties fo:padding="0.97mm" fo:border="0.02mm solid #000000"/>
    </style:style>
    <style:style style:name="Table24.A2" style:family="table-cell">
      <style:table-cell-properties fo:padding="0.97mm" fo:border-left="0.02mm solid #000000" fo:border-right="none" fo:border-top="none" fo:border-bottom="0.02mm solid #000000"/>
    </style:style>
    <style:style style:name="Table24.B2" style:family="table-cell">
      <style:table-cell-properties fo:padding="0.97mm" fo:border-left="0.02mm solid #000000" fo:border-right="0.02mm solid #000000" fo:border-top="none" fo:border-bottom="0.02mm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2mm solid #000000"/>
    </style:style>
    <style:style style:name="Table25.A2" style:family="table-cell">
      <style:table-cell-properties fo:padding="0.97mm" fo:border-left="0.02mm solid #000000" fo:border-right="none" fo:border-top="none" fo:border-bottom="0.02mm solid #000000"/>
    </style:style>
    <style:style style:name="Table25.B2" style:family="table-cell">
      <style:table-cell-properties fo:padding="0.97mm" fo:border-left="0.02mm solid #000000" fo:border-right="0.02mm solid #000000" fo:border-top="none" fo:border-bottom="0.02mm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2mm solid #000000"/>
    </style:style>
    <style:style style:name="Table26.A2" style:family="table-cell">
      <style:table-cell-properties fo:padding="0.97mm" fo:border-left="0.02mm solid #000000" fo:border-right="none" fo:border-top="none" fo:border-bottom="0.02mm solid #000000"/>
    </style:style>
    <style:style style:name="Table26.B2" style:family="table-cell">
      <style:table-cell-properties fo:padding="0.97mm" fo:border-left="0.02mm solid #000000" fo:border-right="0.02mm solid #000000" fo:border-top="none" fo:border-bottom="0.02mm solid #000000"/>
    </style:style>
    <style:style style:name="Table19" style:family="table">
      <style:table-properties style:width="170mm" fo:margin-top="4.99mm" fo:margin-bottom="4.99mm" table:align="center"/>
    </style:style>
    <style:style style:name="Table19.A" style:family="table-column">
      <style:table-column-properties style:column-width="39.28mm"/>
    </style:style>
    <style:style style:name="Table19.B" style:family="table-column">
      <style:table-column-properties style:column-width="130.72mm"/>
    </style:style>
    <style:style style:name="Table19.A1" style:family="table-cell">
      <style:table-cell-properties fo:padding="0.97mm" fo:border="0.02mm solid #000000"/>
    </style:style>
    <style:style style:name="Table19.A2" style:family="table-cell">
      <style:table-cell-properties fo:padding="0.97mm" fo:border-left="0.02mm solid #000000" fo:border-right="none" fo:border-top="none" fo:border-bottom="0.02mm solid #000000"/>
    </style:style>
    <style:style style:name="Table19.B2" style:family="table-cell">
      <style:table-cell-properties fo:padding="0.97mm" fo:border-left="0.02mm solid #000000" fo:border-right="0.02mm solid #000000" fo:border-top="none" fo:border-bottom="0.02mm solid #000000"/>
    </style:style>
    <style:style style:name="Table16" style:family="table">
      <style:table-properties style:width="170mm" fo:margin-top="4.99mm" fo:margin-bottom="4.99mm" table:align="center"/>
    </style:style>
    <style:style style:name="Table16.A" style:family="table-column">
      <style:table-column-properties style:column-width="39.28mm"/>
    </style:style>
    <style:style style:name="Table16.B" style:family="table-column">
      <style:table-column-properties style:column-width="130.72mm"/>
    </style:style>
    <style:style style:name="Table16.A1" style:family="table-cell">
      <style:table-cell-properties fo:padding="0.97mm" fo:border="0.02mm solid #000000"/>
    </style:style>
    <style:style style:name="Table16.A2" style:family="table-cell">
      <style:table-cell-properties fo:padding="0.97mm" fo:border-left="0.02mm solid #000000" fo:border-right="none" fo:border-top="none" fo:border-bottom="0.02mm solid #000000"/>
    </style:style>
    <style:style style:name="Table16.B2" style:family="table-cell">
      <style:table-cell-properties fo:padding="0.97mm" fo:border-left="0.02mm solid #000000" fo:border-right="0.02mm solid #000000" fo:border-top="none" fo:border-bottom="0.02mm solid #000000"/>
    </style:style>
    <style:style style:name="Table20" style:family="table">
      <style:table-properties style:width="170mm" fo:margin-top="4.99mm" fo:margin-bottom="4.99mm" table:align="center"/>
    </style:style>
    <style:style style:name="Table20.A" style:family="table-column">
      <style:table-column-properties style:column-width="39.28mm"/>
    </style:style>
    <style:style style:name="Table20.B" style:family="table-column">
      <style:table-column-properties style:column-width="130.72mm"/>
    </style:style>
    <style:style style:name="Table20.A1" style:family="table-cell">
      <style:table-cell-properties fo:padding="0.97mm" fo:border="0.02mm solid #000000"/>
    </style:style>
    <style:style style:name="Table20.A2" style:family="table-cell">
      <style:table-cell-properties fo:padding="0.97mm" fo:border-left="0.02mm solid #000000" fo:border-right="none" fo:border-top="none" fo:border-bottom="0.02mm solid #000000"/>
    </style:style>
    <style:style style:name="Table20.B2" style:family="table-cell">
      <style:table-cell-properties fo:padding="0.97mm" fo:border-left="0.02mm solid #000000" fo:border-right="0.02mm solid #000000" fo:border-top="none" fo:border-bottom="0.02mm solid #000000"/>
    </style:style>
    <style:style style:name="Table18" style:family="table">
      <style:table-properties style:width="170mm" fo:margin-top="4.99mm" fo:margin-bottom="4.99mm" table:align="center"/>
    </style:style>
    <style:style style:name="Table18.A" style:family="table-column">
      <style:table-column-properties style:column-width="39.28mm"/>
    </style:style>
    <style:style style:name="Table18.B" style:family="table-column">
      <style:table-column-properties style:column-width="130.72mm"/>
    </style:style>
    <style:style style:name="Table18.A1" style:family="table-cell">
      <style:table-cell-properties fo:padding="0.97mm" fo:border="0.02mm solid #000000"/>
    </style:style>
    <style:style style:name="Table18.A2" style:family="table-cell">
      <style:table-cell-properties fo:padding="0.97mm" fo:border-left="0.02mm solid #000000" fo:border-right="none" fo:border-top="none" fo:border-bottom="0.02mm solid #000000"/>
    </style:style>
    <style:style style:name="Table18.B2" style:family="table-cell">
      <style:table-cell-properties fo:padding="0.97mm" fo:border-left="0.02mm solid #000000" fo:border-right="0.02mm solid #000000" fo:border-top="none" fo:border-bottom="0.02mm solid #000000"/>
    </style:style>
    <style:style style:name="Table21" style:family="table">
      <style:table-properties style:width="170mm" fo:margin-top="4.99mm" fo:margin-bottom="4.99mm" table:align="center"/>
    </style:style>
    <style:style style:name="Table21.A" style:family="table-column">
      <style:table-column-properties style:column-width="39.28mm"/>
    </style:style>
    <style:style style:name="Table21.B" style:family="table-column">
      <style:table-column-properties style:column-width="130.72mm"/>
    </style:style>
    <style:style style:name="Table21.A1" style:family="table-cell">
      <style:table-cell-properties fo:padding="0.97mm" fo:border="0.02mm solid #000000"/>
    </style:style>
    <style:style style:name="Table21.A2" style:family="table-cell">
      <style:table-cell-properties fo:padding="0.97mm" fo:border-left="0.02mm solid #000000" fo:border-right="none" fo:border-top="none" fo:border-bottom="0.02mm solid #000000"/>
    </style:style>
    <style:style style:name="Table21.B2" style:family="table-cell">
      <style:table-cell-properties fo:padding="0.97mm" fo:border-left="0.02mm solid #000000" fo:border-right="0.02mm solid #000000" fo:border-top="none" fo:border-bottom="0.02mm solid #000000"/>
    </style:style>
    <style:style style:name="Table22" style:family="table">
      <style:table-properties style:width="170mm" fo:margin-top="4.99mm" fo:margin-bottom="4.99mm" table:align="center"/>
    </style:style>
    <style:style style:name="Table22.A" style:family="table-column">
      <style:table-column-properties style:column-width="39.28mm"/>
    </style:style>
    <style:style style:name="Table22.B" style:family="table-column">
      <style:table-column-properties style:column-width="130.72mm"/>
    </style:style>
    <style:style style:name="Table22.A1" style:family="table-cell">
      <style:table-cell-properties fo:padding="0.97mm" fo:border="0.02mm solid #000000"/>
    </style:style>
    <style:style style:name="Table22.A2" style:family="table-cell">
      <style:table-cell-properties fo:padding="0.97mm" fo:border-left="0.02mm solid #000000" fo:border-right="none" fo:border-top="none" fo:border-bottom="0.02mm solid #000000"/>
    </style:style>
    <style:style style:name="Table22.B2" style:family="table-cell">
      <style:table-cell-properties fo:padding="0.97mm" fo:border-left="0.02mm solid #000000" fo:border-right="0.02mm solid #000000" fo:border-top="none" fo:border-bottom="0.02mm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2mm solid #000000"/>
    </style:style>
    <style:style style:name="Table27.A2" style:family="table-cell">
      <style:table-cell-properties fo:padding="0.97mm" fo:border-left="0.02mm solid #000000" fo:border-right="none" fo:border-top="none" fo:border-bottom="0.02mm solid #000000"/>
    </style:style>
    <style:style style:name="Table27.B2" style:family="table-cell">
      <style:table-cell-properties fo:padding="0.97mm" fo:border-left="0.02mm solid #000000" fo:border-right="0.02mm solid #000000" fo:border-top="none" fo:border-bottom="0.02mm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2mm solid #000000"/>
    </style:style>
    <style:style style:name="Table28.A2" style:family="table-cell">
      <style:table-cell-properties fo:padding="0.97mm" fo:border-left="0.02mm solid #000000" fo:border-right="none" fo:border-top="none" fo:border-bottom="0.02mm solid #000000"/>
    </style:style>
    <style:style style:name="Table28.B2" style:family="table-cell">
      <style:table-cell-properties fo:padding="0.97mm" fo:border-left="0.02mm solid #000000" fo:border-right="0.02mm solid #000000" fo:border-top="none" fo:border-bottom="0.02mm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2mm solid #000000"/>
    </style:style>
    <style:style style:name="Table29.A2" style:family="table-cell">
      <style:table-cell-properties fo:padding="0.97mm" fo:border-left="0.02mm solid #000000" fo:border-right="none" fo:border-top="none" fo:border-bottom="0.02mm solid #000000"/>
    </style:style>
    <style:style style:name="Table29.B2" style:family="table-cell">
      <style:table-cell-properties fo:padding="0.97mm" fo:border-left="0.02mm solid #000000" fo:border-right="0.02mm solid #000000" fo:border-top="none" fo:border-bottom="0.02mm solid #000000"/>
    </style:style>
    <style:style style:name="Table30" style:family="table">
      <style:table-properties style:width="159.98mm" fo:margin-left="5.22mm" fo:margin-right="4.8mm" fo:margin-top="4.99mm" fo:margin-bottom="4.99mm" table:align="margins"/>
    </style:style>
    <style:style style:name="Table30.A" style:family="table-column">
      <style:table-column-properties style:column-width="11.8mm" style:rel-column-width="4833*"/>
    </style:style>
    <style:style style:name="Table30.B" style:family="table-column">
      <style:table-column-properties style:column-width="148.18mm" style:rel-column-width="60702*"/>
    </style:style>
    <style:style style:name="Table30.A1" style:family="table-cell">
      <style:table-cell-properties fo:padding="0.97mm" fo:border="none"/>
    </style:style>
    <style:style style:name="Table30.B1" style:family="table-cell">
      <style:table-cell-properties fo:padding="0.97mm" fo:border="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normal" style:font-weight-asian="normal" style:font-weight-complex="normal"/>
    </style:style>
    <style:style style:name="P3" style:family="paragraph" style:parent-style-name="Darktable_20_text">
      <style:text-properties fo:font-weight="bold" style:font-weight-asian="bold" style:font-weight-complex="bold"/>
    </style:style>
    <style:style style:name="P4" style:family="paragraph" style:parent-style-name="Darktable_20_text">
      <style:text-properties fo:font-style="normal" fo:font-weight="bold" style:font-style-asian="normal" style:font-weight-asian="bold" style:font-style-complex="normal" style:font-weight-complex="bold"/>
    </style:style>
    <style:style style:name="P5" style:family="paragraph" style:parent-style-name="Darktable_20_text">
      <style:text-properties fo:font-style="normal" fo:font-weight="normal" style:font-style-asian="normal" style:font-weight-asian="normal" style:font-style-complex="normal" style:font-weight-complex="normal"/>
    </style:style>
    <style:style style:name="P6" style:family="paragraph" style:parent-style-name="Darktable_20_text">
      <style:text-properties fo:font-size="11pt" style:font-size-asian="11pt" style:font-size-complex="11pt"/>
    </style:style>
    <style:style style:name="P7" style:family="paragraph" style:parent-style-name="Table_20_Contents">
      <style:paragraph-properties fo:text-align="start" style:justify-single-word="false"/>
      <style:text-properties fo:font-size="11pt"/>
    </style:style>
    <style:style style:name="P8" style:family="paragraph" style:parent-style-name="Table_20_Contents">
      <style:paragraph-properties fo:text-align="center" style:justify-single-word="false"/>
      <style:text-properties fo:font-size="11pt"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ize="11pt" style:font-size-asian="11pt" style:font-size-complex="11pt"/>
    </style:style>
    <style:style style:name="P12" style:family="paragraph" style:parent-style-name="Text_20_body">
      <style:text-properties fo:font-size="11pt" fo:font-weight="bold" style:font-size-asian="11pt" style:font-weight-asian="bold" style:font-size-complex="11pt" style:font-weight-complex="bold"/>
    </style:style>
    <style:style style:name="P13" style:family="paragraph" style:parent-style-name="Text_20_body">
      <style:text-properties fo:font-weight="bold" style:font-weight-asian="bold" style:font-weight-complex="bold"/>
    </style:style>
    <style:style style:name="P14"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15" style:family="paragraph" style:parent-style-name="Darktable_20_text">
      <style:paragraph-properties fo:margin-top="0mm" fo:margin-bottom="2.12mm"/>
    </style:style>
    <style:style style:name="P16" style:family="paragraph" style:parent-style-name="Darktable_20_text">
      <style:paragraph-properties fo:margin-top="0mm" fo:margin-bottom="2.12mm"/>
      <style:text-properties fo:font-size="11pt"/>
    </style:style>
    <style:style style:name="P17" style:family="paragraph" style:parent-style-name="Table_20_Contents">
      <style:text-properties fo:font-size="11pt"/>
    </style:style>
    <style:style style:name="P18" style:family="paragraph" style:parent-style-name="Darktable_20_heading_20_2" style:master-page-name="">
      <style:paragraph-properties fo:margin-left="0mm" fo:margin-right="0mm" fo:margin-top="4mm" fo:margin-bottom="1.99mm" fo:hyphenation-ladder-count="no-limit" fo:text-indent="0mm" style:auto-text-indent="false" style:page-number="auto" style:shadow="none" fo:keep-with-next="always"/>
      <style:text-properties fo:hyphenate="true" fo:hyphenation-remain-char-count="2" fo:hyphenation-push-char-count="2"/>
    </style:style>
    <style:style style:name="P19" style:family="paragraph" style:parent-style-name="Darktable_20_text" style:list-style-name="L1"/>
    <style:style style:name="P20" style:family="paragraph" style:parent-style-name="Darktable_20_text" style:list-style-name="L3"/>
    <style:style style:name="P21" style:family="paragraph" style:parent-style-name="Darktable_20_text">
      <style:paragraph-properties fo:margin-top="0mm" fo:margin-bottom="2.12mm"/>
      <style:text-properties fo:font-size="11pt"/>
    </style:style>
    <style:style style:name="P22" style:family="paragraph" style:list-style-name="L3"/>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ize="11pt" fo:font-style="normal" style:font-style-asian="normal" style:font-style-complex="normal"/>
    </style:style>
    <style:style style:name="T6" style:family="text">
      <style:text-properties style:font-name="Arial" fo:font-size="14pt" fo:language="en" fo:country="GB" style:font-size-asian="14pt" style:font-weight-asian="bold" style:font-name-complex="Arial" style:font-size-complex="14pt"/>
    </style:style>
    <style:style style:name="T7" style:family="text">
      <style:text-properties fo:language="en" fo:country="GB"/>
    </style:style>
    <style:style style:name="fr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Darktable_20_text">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a</text:p>
          </table:table-cell>
          <table:table-cell table:style-name="darktableshortcuts.B3" office:value-type="string">
            <text:p text:style-name="Table_20_Contents">Select all</text:p>
          </table:table-cell>
        </table:table-row>
        <table:table-row>
          <table:table-cell table:style-name="darktableshortcuts.A3" office:value-type="string">
            <text:p text:style-name="Table_20_Contents">ctrl-shift-a</text:p>
          </table:table-cell>
          <table:table-cell table:style-name="darktableshortcuts.B3" office:value-type="string">
            <text:p text:style-name="Table_20_Contents">Select none</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ext:soft-page-break/>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5">Select the basecurve preset to achieve the desired result. The curve can then be changed directly dragging it or adjusting the four curve control points at the bottom of the curv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4">Clip highlights</text:p>
            <text:p text:style-name="P5">Sets the clipped channels of burned pixels to the minimum value of all channels.</text:p>
            <text:p text:style-name="P4">Blending LCh</text:p>
            <text:p text:style-name="P5">Transforms all pixels with at least one channel clipped in LCh color space to linearly mix the channel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3">Black</text:p>
            <text:p text:style-name="P2">Adjust the black levels.</text:p>
            <text:p text:style-name="P3">Exposure</text:p>
            <text:p text:style-name="P2">Adjust exposure.</text:p>
            <text:p text:style-name="P4">Auto</text:p>
            <text:p text:style-name="P5">Adjust the exposure based on a region of the image of choice.</text:p>
          </table: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able:table-row>
          <table:table-cell table:style-name="Table13.A2" office:value-type="string">
            <text:p text:style-name="Table_20_Heading">Usage</text:p>
          </table:table-cell>
          <table:table-cell table:style-name="Table13.B2" office:value-type="string">
            <text:p text:style-name="P3">Contrast compression</text:p>
            <text:p text:style-name="Darktable_20_text">Set the amount of compression the plug-in should apply to the contrast for it to fit in the dynamic range.</text:p>
            <text:p text:style-name="P3">Spatial extent</text:p>
            <text:p text:style-name="Darktable_20_text">Set the spatial extent of the plug-in.</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3">Edge threshold</text:p>
            <text:p text:style-name="P2">Set the threshold of the median pass.</text:p>
            <text:p text:style-name="P3">Color smoothing</text:p>
            <text:p text:style-name="P2">Number passes for color smoothing.</text:p>
            <text:p text:style-name="P3">Match greens</text:p>
            <text:p text:style-name="P5">Green correction (necessary for some cameras).</text:p>
          </table:table-cell>
        </table:table-row>
      </table:table>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3">Tint and temperature</text:p>
            <text:p text:style-name="P2">Set the tint from , and temperature in and temperature out (between 3000 K and 120000 K) to adjust white balance to the wanted balance.</text:p>
            <text:p text:style-name="P3">Channels</text:p>
            <text:p text:style-name="P2">Set the value of each color channel (each value from 0 to 5).</text:p>
            <text:p text:style-name="P3">Presets</text:p>
            <text:p text:style-name="P2">Choose one of the following preset:</text:p>
            <text:list xml:id="list1720997534" text:style-name="L1">
              <text:list-item>
                <text:p text:style-name="P19">Camera white balance</text:p>
              </text:list-item>
              <text:list-item>
                <text:p text:style-name="P19">Spot</text:p>
              </text:list-item>
              <text:list-item>
                <text:p text:style-name="P19">Passthrough</text:p>
              </text:list-item>
              <text:list-item>
                <text:p text:style-name="P19">Daylight</text:p>
              </text:list-item>
              <text:list-item>
                <text:p text:style-name="P19">Shade</text:p>
              </text:list-item>
              <text:list-item>
                <text:p text:style-name="P19">Cloudy</text:p>
              </text:list-item>
              <text:list-item>
                <text:p text:style-name="P19">Tungsten</text:p>
              </text:list-item>
              <text:list-item>
                <text:p text:style-name="P19"><text:soft-page-break/>White fluorescent</text:p>
              </text:list-item>
              <text:list-item>
                <text:p text:style-name="P19">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3">Strength</text:p>
            <text:p text:style-name="Darktable_20_text">The amount of the local contrast effect </text:p>
          </table:table-cell>
        </table:table-row>
      </table:table>
      <text:h text:style-name="Darktable_20_heading_20_2" text:outline-level="3">Color</text:h>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3">Lower Threshold</text:p>
            <text:p text:style-name="Darktable_20_text">Threshold of what should be considered underexposed.</text:p>
            <text:p text:style-name="P3">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3">Saturation</text:p>
            <text:p text:style-name="P5">This increases the amount of saturation the plug-in applies.</text:p>
            <text:p text:style-name="P4">Vibrance</text:p>
            <text:p text:style-name="P5">This increases the amount of amount the plug-in applies.</text:p>
            <text:p text:style-name="P4">Mid-tone bias</text:p>
            <text:p text:style-name="P5">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Table_20_Heading">Channel Mixer</text:p>
          </table:table-cell>
          <table:covered-table-cell/>
        </table:table-row>
        <text:soft-page-break/>
        <table:table-row>
          <table:table-cell table:style-name="Table5.A2" office:value-type="string">
            <text:p text:style-name="Table_20_Contents">Description</text:p>
          </table:table-cell>
          <table:table-cell table:style-name="Table5.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5.A2" office:value-type="string">
            <text:p text:style-name="Table_20_Contents">Usage</text:p>
          </table:table-cell>
          <table:table-cell table:style-name="Table5.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7">AGFA 200X</text:p>
                </table:table-cell>
                <table:table-cell table:style-name="Table15.A2" office:value-type="string">
                  <text:p text:style-name="P8">0.18</text:p>
                </table:table-cell>
                <table:table-cell table:style-name="Table15.A2" office:value-type="string">
                  <text:p text:style-name="P8">0.41</text:p>
                </table:table-cell>
                <table:table-cell table:style-name="Table15.D2" office:value-type="string">
                  <text:p text:style-name="P8">0.41</text:p>
                </table:table-cell>
              </table:table-row>
              <table:table-row>
                <table:table-cell table:style-name="Table15.A2" office:value-type="string">
                  <text:p text:style-name="P7">Agfapan 25</text:p>
                </table:table-cell>
                <table:table-cell table:style-name="Table15.A2" office:value-type="string">
                  <text:p text:style-name="P8">0.25</text:p>
                </table:table-cell>
                <table:table-cell table:style-name="Table15.A2" office:value-type="string">
                  <text:p text:style-name="P8">0.39</text:p>
                </table:table-cell>
                <table:table-cell table:style-name="Table15.D2" office:value-type="string">
                  <text:p text:style-name="P8">0.36</text:p>
                </table:table-cell>
              </table:table-row>
              <table:table-row>
                <table:table-cell table:style-name="Table15.A2" office:value-type="string">
                  <text:p text:style-name="P7">Agfapan 100</text:p>
                </table:table-cell>
                <table:table-cell table:style-name="Table15.A2" office:value-type="string">
                  <text:p text:style-name="P8">0.21</text:p>
                </table:table-cell>
                <table:table-cell table:style-name="Table15.A2" office:value-type="string">
                  <text:p text:style-name="P8">0.40</text:p>
                </table:table-cell>
                <table:table-cell table:style-name="Table15.D2" office:value-type="string">
                  <text:p text:style-name="P8">0.39</text:p>
                </table:table-cell>
              </table:table-row>
              <table:table-row>
                <table:table-cell table:style-name="Table15.A2" office:value-type="string">
                  <text:p text:style-name="P7">Agfapan 400</text:p>
                </table:table-cell>
                <table:table-cell table:style-name="Table15.A2" office:value-type="string">
                  <text:p text:style-name="P8">0.20</text:p>
                </table:table-cell>
                <table:table-cell table:style-name="Table15.A2" office:value-type="string">
                  <text:p text:style-name="P8">0.41</text:p>
                </table:table-cell>
                <table:table-cell table:style-name="Table15.D2" office:value-type="string">
                  <text:p text:style-name="P8">0.39</text:p>
                </table:table-cell>
              </table:table-row>
              <table:table-row>
                <table:table-cell table:style-name="Table15.A2" office:value-type="string">
                  <text:p text:style-name="P7">Ilford Delta 100</text:p>
                </table:table-cell>
                <table:table-cell table:style-name="Table15.A2" office:value-type="string">
                  <text:p text:style-name="P8">0.21</text:p>
                </table:table-cell>
                <table:table-cell table:style-name="Table15.A2" office:value-type="string">
                  <text:p text:style-name="P8">0.42</text:p>
                </table:table-cell>
                <table:table-cell table:style-name="Table15.D2" office:value-type="string">
                  <text:p text:style-name="P8">0.37</text:p>
                </table:table-cell>
              </table:table-row>
              <table:table-row>
                <table:table-cell table:style-name="Table15.A2" office:value-type="string">
                  <text:p text:style-name="P7">Ilford Delta 400</text:p>
                </table:table-cell>
                <table:table-cell table:style-name="Table15.A2" office:value-type="string">
                  <text:p text:style-name="P8">0.22</text:p>
                </table:table-cell>
                <table:table-cell table:style-name="Table15.A2" office:value-type="string">
                  <text:p text:style-name="P8">0.42</text:p>
                </table:table-cell>
                <table:table-cell table:style-name="Table15.D2" office:value-type="string">
                  <text:p text:style-name="P8">0.36</text:p>
                </table:table-cell>
              </table:table-row>
              <table:table-row>
                <table:table-cell table:style-name="Table15.A2" office:value-type="string">
                  <text:p text:style-name="P7">Ilford Delta 3200</text:p>
                </table:table-cell>
                <table:table-cell table:style-name="Table15.A2" office:value-type="string">
                  <text:p text:style-name="P8">0.31</text:p>
                </table:table-cell>
                <table:table-cell table:style-name="Table15.A2" office:value-type="string">
                  <text:p text:style-name="P8">0.36</text:p>
                </table:table-cell>
                <table:table-cell table:style-name="Table15.D2" office:value-type="string">
                  <text:p text:style-name="P8">0.33</text:p>
                </table:table-cell>
              </table:table-row>
              <table:table-row>
                <table:table-cell table:style-name="Table15.A2" office:value-type="string">
                  <text:p text:style-name="P7">Ilford FP4</text:p>
                </table:table-cell>
                <table:table-cell table:style-name="Table15.A2" office:value-type="string">
                  <text:p text:style-name="P8">0.28</text:p>
                </table:table-cell>
                <table:table-cell table:style-name="Table15.A2" office:value-type="string">
                  <text:p text:style-name="P8">0.41</text:p>
                </table:table-cell>
                <table:table-cell table:style-name="Table15.D2" office:value-type="string">
                  <text:p text:style-name="P8">0.31</text:p>
                </table:table-cell>
              </table:table-row>
              <table:table-row>
                <table:table-cell table:style-name="Table15.A2" office:value-type="string">
                  <text:p text:style-name="P7">Ilford HP5</text:p>
                </table:table-cell>
                <table:table-cell table:style-name="Table15.A2" office:value-type="string">
                  <text:p text:style-name="P8">0.23</text:p>
                </table:table-cell>
                <table:table-cell table:style-name="Table15.A2" office:value-type="string">
                  <text:p text:style-name="P8">0.37</text:p>
                </table:table-cell>
                <table:table-cell table:style-name="Table15.D2" office:value-type="string">
                  <text:p text:style-name="P8">0.40</text:p>
                </table:table-cell>
              </table:table-row>
              <table:table-row>
                <table:table-cell table:style-name="Table15.A2" office:value-type="string">
                  <text:p text:style-name="P7">Ilford Pan F</text:p>
                </table:table-cell>
                <table:table-cell table:style-name="Table15.A2" office:value-type="string">
                  <text:p text:style-name="P8">0.33</text:p>
                </table:table-cell>
                <table:table-cell table:style-name="Table15.A2" office:value-type="string">
                  <text:p text:style-name="P8">0.36</text:p>
                </table:table-cell>
                <table:table-cell table:style-name="Table15.D2" office:value-type="string">
                  <text:p text:style-name="P8">0.31</text:p>
                </table:table-cell>
              </table:table-row>
              <table:table-row>
                <table:table-cell table:style-name="Table15.A2" office:value-type="string">
                  <text:p text:style-name="P7">Ilford Sfx</text:p>
                </table:table-cell>
                <table:table-cell table:style-name="Table15.A2" office:value-type="string">
                  <text:p text:style-name="P8">0.36</text:p>
                </table:table-cell>
                <table:table-cell table:style-name="Table15.A2" office:value-type="string">
                  <text:p text:style-name="P8">0.31</text:p>
                </table:table-cell>
                <table:table-cell table:style-name="Table15.D2" office:value-type="string">
                  <text:p text:style-name="P8">0.33</text:p>
                </table:table-cell>
              </table:table-row>
              <table:table-row>
                <table:table-cell table:style-name="Table15.A2" office:value-type="string">
                  <text:p text:style-name="P7">Ilford XP2 Super</text:p>
                </table:table-cell>
                <table:table-cell table:style-name="Table15.A2" office:value-type="string">
                  <text:p text:style-name="P8">0.21</text:p>
                </table:table-cell>
                <table:table-cell table:style-name="Table15.A2" office:value-type="string">
                  <text:p text:style-name="P8">0.42</text:p>
                </table:table-cell>
                <table:table-cell table:style-name="Table15.D2" office:value-type="string">
                  <text:p text:style-name="P8">0.37</text:p>
                </table:table-cell>
              </table:table-row>
              <table:table-row>
                <table:table-cell table:style-name="Table15.A2" office:value-type="string">
                  <text:p text:style-name="P7">Kodak T-Max 100</text:p>
                </table:table-cell>
                <table:table-cell table:style-name="Table15.A2" office:value-type="string">
                  <text:p text:style-name="P8">0.24</text:p>
                </table:table-cell>
                <table:table-cell table:style-name="Table15.A2" office:value-type="string">
                  <text:p text:style-name="P8">0.37</text:p>
                </table:table-cell>
                <table:table-cell table:style-name="Table15.D2" office:value-type="string">
                  <text:p text:style-name="P8">0.39</text:p>
                </table:table-cell>
              </table:table-row>
              <table:table-row>
                <table:table-cell table:style-name="Table15.A2" office:value-type="string">
                  <text:p text:style-name="P7">Kodak T-Max 400</text:p>
                </table:table-cell>
                <table:table-cell table:style-name="Table15.A2" office:value-type="string">
                  <text:p text:style-name="P8">0.27</text:p>
                </table:table-cell>
                <table:table-cell table:style-name="Table15.A2" office:value-type="string">
                  <text:p text:style-name="P8">0.36</text:p>
                </table:table-cell>
                <table:table-cell table:style-name="Table15.D2" office:value-type="string">
                  <text:p text:style-name="P8">0.37</text:p>
                </table:table-cell>
              </table:table-row>
              <table:table-row>
                <table:table-cell table:style-name="Table15.A2" office:value-type="string">
                  <text:p text:style-name="P7">Kodak Tri-X 400</text:p>
                </table:table-cell>
                <table:table-cell table:style-name="Table15.A2" office:value-type="string">
                  <text:p text:style-name="P8">0.25</text:p>
                </table:table-cell>
                <table:table-cell table:style-name="Table15.A2" office:value-type="string">
                  <text:p text:style-name="P8">0.35</text:p>
                </table:table-cell>
                <table:table-cell table:style-name="Table15.D2" office:value-type="string">
                  <text:p text:style-name="P8">0.40</text:p>
                </table:table-cell>
              </table:table-row>
              <table:table-row>
                <table:table-cell table:style-name="Table15.A2" office:value-type="string">
                  <text:p text:style-name="P7">Normal Contrast</text:p>
                </table:table-cell>
                <table:table-cell table:style-name="Table15.A2" office:value-type="string">
                  <text:p text:style-name="P8">0.43</text:p>
                </table:table-cell>
                <table:table-cell table:style-name="Table15.A2" office:value-type="string">
                  <text:p text:style-name="P8">0.33</text:p>
                </table:table-cell>
                <table:table-cell table:style-name="Table15.D2" office:value-type="string">
                  <text:p text:style-name="P8">0.30</text:p>
                </table:table-cell>
              </table:table-row>
              <table:table-row>
                <table:table-cell table:style-name="Table15.A2" office:value-type="string">
                  <text:p text:style-name="P7">High Contrast</text:p>
                </table:table-cell>
                <table:table-cell table:style-name="Table15.A2" office:value-type="string">
                  <text:p text:style-name="P8">0.40</text:p>
                </table:table-cell>
                <table:table-cell table:style-name="Table15.A2" office:value-type="string">
                  <text:p text:style-name="P8">0.34</text:p>
                </table:table-cell>
                <table:table-cell table:style-name="Table15.D2" office:value-type="string">
                  <text:p text:style-name="P8">0.60</text:p>
                </table:table-cell>
              </table:table-row>
              <table:table-row>
                <table:table-cell table:style-name="Table15.A2" office:value-type="string">
                  <text:p text:style-name="P7">Generic B&amp;W</text:p>
                </table:table-cell>
                <table:table-cell table:style-name="Table15.A2" office:value-type="string">
                  <text:p text:style-name="P8">0.24</text:p>
                </table:table-cell>
                <table:table-cell table:style-name="Table15.A2" office:value-type="string">
                  <text:p text:style-name="P8">0.68</text:p>
                </table:table-cell>
                <table:table-cell table:style-name="Table15.D2" office:value-type="string">
                  <text:p text:style-name="P8">0.08</text:p>
                </table:table-cell>
              </table:table-row>
            </table:table>
            <text:p text:style-name="Darktable_20_text"/>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Output color profile</text:p>
          </table:table-cell>
          <table:covered-table-cell/>
        </table:table-row>
        <table:table-row>
          <table:table-cell table:style-name="Table9.A2" office:value-type="string">
            <text:p text:style-name="Table_20_Contents">Description</text:p>
          </table:table-cell>
          <table:table-cell table:style-name="Table9.B2" office:value-type="string">
            <text:p text:style-name="Darktable_20_text">This plug-in is used to set the output color profile.</text:p>
          </table:table-cell>
        </table:table-row>
        <table:table-row>
          <table:table-cell table:style-name="Table9.A2" office:value-type="string">
            <text:p text:style-name="Table_20_Contents">Usage</text:p>
          </table:table-cell>
          <table:table-cell table:style-name="Table9.B2" office:value-type="string">
            <text:p text:style-name="P4">Output intent</text:p>
            <text:p text:style-name="P5">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4">Output profile</text:p>
            <text:p text:style-name="P5">Here you can set the profile to which your picture should be converted to.</text:p>
            <text:p text:style-name="P4">Display intent</text:p>
            <text:p text:style-name="P5">Refer to the output intent section for more information.</text:p>
            <text:p text:style-name="P4"><text:soft-page-break/>Display Profile</text:p>
            <text:p text:style-name="P5">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17" table:style-name="Table17">
        <table:table-column table:style-name="Table17.A"/>
        <table:table-column table:style-name="Table17.B"/>
        <table:table-row>
          <table:table-cell table:style-name="Table17.A1" table:number-columns-spanned="2" office:value-type="string">
            <text:p text:style-name="Table_20_Heading">Color correction</text:p>
          </table:table-cell>
          <table:covered-table-cell/>
        </table:table-row>
        <table:table-row>
          <table:table-cell table:style-name="Table17.A2" office:value-type="string">
            <text:p text:style-name="Table_20_Heading">Description</text:p>
          </table:table-cell>
          <table:table-cell table:style-name="Table17.B2" office:value-type="string">
            <text:p text:style-name="Darktable_20_text">This plug-in can be used to change the global saturation of the picture or to give a tint the the entire image.</text:p>
          </table:table-cell>
        </table:table-row>
        <table:table-row>
          <table:table-cell table:style-name="Table17.A2" office:value-type="string">
            <text:p text:style-name="Table_20_Heading">Usage</text:p>
          </table:table-cell>
          <table:table-cell table:style-name="Table17.B2" office:value-type="string">
            <text:p text:style-name="P5">Use the saturation slider to modify the global saturation.</text:p>
            <text:p text:style-name="P5">You can also select an area on the color chart to give/change the tint of the whole imag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Color zones</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10.A2" office:value-type="string">
            <text:p text:style-name="Table_20_Heading">Usage</text:p>
          </table:table-cell>
          <table:table-cell table:style-name="Table10.B2" office:value-type="string">
            <text:p text:style-name="P9">The horizontal axis represent the different values you can change. The vertical axis shows the changes you can make.</text:p>
            <text:p text:style-name="Text_20_body">For both horizontal and vertical axises you can work on <text:span text:style-name="T3">L</text:span>uminance (L), <text:span text:style-name="T3">C</text:span>olorness (C) or <text:span text:style-name="T3">h</text:span>ue (h). As a reminder, colorness is a notion close to saturation but changing colorness does not modify the perceived lightness unlike saturation can.</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Table_20_Heading">Input color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is used to set the input color profile</text:p>
          </table:table-cell>
        </table:table-row>
        <table:table-row>
          <table:table-cell table:style-name="Table11.A2" office:value-type="string">
            <text:p text:style-name="Table_20_Heading">Usage</text:p>
          </table:table-cell>
          <table:table-cell table:style-name="Table11.B2" office:value-type="string">
            <text:p text:style-name="P5">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Unbreak input profile</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4.A2" office:value-type="string">
            <text:p text:style-name="Table_20_Heading">Usage</text:p>
          </table:table-cell>
          <table:table-cell table:style-name="Table14.B2" office:value-type="string">
            <text:p text:style-name="P4">Linear</text:p>
            <text:p text:style-name="P5">Linear correction.</text:p>
            <text:p text:style-name="P4">Gamma</text:p>
            <text:p text:style-name="P5"><text:soft-page-break/>Gamma correction.</text:p>
          </table:table-cell>
        </table:table-row>
      </table:table>
      <text:h text:style-name="Darktable_20_heading_20_2" text:outline-level="3">Correct</text:h>
      <table:table table:name="Table23" table:style-name="Table23">
        <table:table-column table:style-name="Table23.A"/>
        <table:table-column table:style-name="Table23.B"/>
        <table:table-row>
          <table:table-cell table:style-name="Table23.A1" table:number-columns-spanned="2" office:value-type="string">
            <text:p text:style-name="Table_20_Heading">Crop and rotate</text:p>
          </table:table-cell>
          <table:covered-table-cell/>
        </table:table-row>
        <table:table-row>
          <table:table-cell table:style-name="Table23.A2" office:value-type="string">
            <text:p text:style-name="Table_20_Heading">Description</text:p>
          </table:table-cell>
          <table:table-cell table:style-name="Table23.B2" office:value-type="string">
            <text:p text:style-name="Darktable_20_text">This plug-in can be used to crop, rotate and correct the perspective of your picture. It also includes many guidelines that helps you use the module. </text:p>
          </table:table-cell>
        </table:table-row>
        <table:table-row table:style-name="Table23.3">
          <table:table-cell table:style-name="Table23.A2" office:value-type="string">
            <text:p text:style-name="Table_20_Heading">Usage</text:p>
          </table:table-cell>
          <table:table-cell table:style-name="Table23.B3" office:value-type="string">
            <text:p text:style-name="P15"><text:span text:style-name="Emphasis"><text:span text:style-name="T4">First, choose what aspect ratio you want and change the crop boundaries by dr</text:span></text:span><text:span text:style-name="Emphasis"><text:span text:style-name="T5">agging the border and corner handles. Use ctrl-x or the button to the right of the aspect box, to swap between portrait and landscape mode for the crop selection. You can move the crop box around by holding down the left mouse button and moving around. When you are done and want to do the cropping, hit ENTER or double click in the crop box. (TIP: Hit "backspace" to reset the crop.) </text:span></text:span></text:p>
            <text:p text:style-name="P16">Flip</text:p>
            <text:p text:style-name="P16">Use these buttons to flip the picture horizontally and/or vertically.</text:p>
            <text:p text:style-name="P16">Angle</text:p>
            <text:p text:style-name="P16">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16">Keystone h and v</text:p>
            <text:p text:style-name="P16">This tool is used to correct any perspective distortions in your image. Useful when you shoot a high building from the ground, pointing upwards with the camera at a short focal length for example. </text:p>
            <text:p text:style-name="P16">Aspect</text:p>
            <text:p text:style-name="P16">Here you can change what aspect ratio you want your cropped image to have, thus constraining the ability to drag the crop rectangle out of the aspect ratio that you selected.</text:p>
            <text:p text:style-name="P16">Guides</text:p>
            <text:p text:style-name="P16">Many self-explaining guides are available to help you recompose your picture whe n cropping. </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Table_20_Heading">Sharpen</text:p>
          </table:table-cell>
          <table:covered-table-cell/>
        </table:table-row>
        <table:table-row>
          <table:table-cell table:style-name="Table24.A2" office:value-type="string">
            <text:p text:style-name="Table_20_Heading">Description</text:p>
          </table:table-cell>
          <table:table-cell table:style-name="Table24.B2" office:value-type="string">
            <text:p text:style-name="Darktable_20_text">This is a standard UnSharp mask filter for sharpening an image.</text:p>
          </table:table-cell>
        </table:table-row>
        <table:table-row>
          <table:table-cell table:style-name="Table24.A2" office:value-type="string">
            <text:p text:style-name="Table_20_Heading">Usage</text:p>
          </table:table-cell>
          <table:table-cell table:style-name="Table24.B2" office:value-type="string">
            <text:p text:style-name="P9">Please visit the websites below to learn more about the unsharp mask:</text:p>
            <text:p text:style-name="P9"><text:a xlink:type="simple" xlink:href="http://www.cambridgeincolour.com/tutorials/unsharp-mask.htm">http://www.cambridgeincolour.com/tutorials/unsharp-mask.htm</text:a></text:p>
            <text:p text:style-name="P9"><text:a xlink:type="simple" xlink:href="http://www.digicamhelp.com/processing-photos/advanced-editing/unsharp-mask/">http://www.digicamhelp.com/processing-photos/advanced-editing/unsharp-mask/</text:a></text:p>
          </table:table-cell>
        </table:table-row>
      </table:table>
      <table:table table:name="Table25" table:style-name="Table25">
        <table:table-column table:style-name="Table25.A"/>
        <table:table-column table:style-name="Table25.B"/>
        <text:soft-page-break/>
        <table:table-row>
          <table:table-cell table:style-name="Table25.A1" table:number-columns-spanned="2" office:value-type="string">
            <text:p text:style-name="Table_20_Heading">Tone 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25.A2" office:value-type="string">
            <text:p text:style-name="Table_20_Heading">Usage</text:p>
          </table:table-cell>
          <table:table-cell table:style-name="Table25.B2" office:value-type="string">
            <text:p text:style-name="P10">Keep in mind that the tone-curve plug-in only works on the lightness channel.</text:p>
            <text:p text:style-name="P9">The horizontal axis is split in 5 zones thanks to 4 triangles. Those triangles have a constant vertical value, thus moving them modifies the curve so that their output value is kept.</text:p>
            <text:p text:style-name="Text_20_body">When your mouse hovers the curve, brighter zones are shown to let you see the degree of liberty of mouvement you have without damaging your picture too much.</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Equalizer</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26.A2" office:value-type="string">
            <text:p text:style-name="Table_20_Heading">Usage</text:p>
          </table:table-cell>
          <table:table-cell table:style-name="Table26.B2" office:value-type="string">
            <text:p text:style-name="P9">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Table_20_Heading">Lens correction</text:p>
          </table:table-cell>
          <table:covered-table-cell/>
        </table:table-row>
        <table:table-row>
          <table:table-cell table:style-name="Table19.A2" office:value-type="string">
            <text:p text:style-name="Table_20_Heading">Description</text:p>
          </table:table-cell>
          <table:table-cell table:style-name="Table19.B2" office:value-type="string">
            <text:p text:style-name="Darktable_20_text">The lens correction plug-in corrects lens distortion and vignetting.</text:p>
          </table:table-cell>
        </table:table-row>
        <table:table-row>
          <table:table-cell table:style-name="Table19.A2" office:value-type="string">
            <text:p text:style-name="Table_20_Heading">Usage</text:p>
          </table:table-cell>
          <table:table-cell table:style-name="Table19.B2" office:value-type="string">
            <text:p text:style-name="P5">The lens used to take a shot are usually detected by darktable from the photo metadata. Most of the time it is just required to turn it on.</text:p>
            <text:p text:style-name="P4">Cam</text:p>
            <text:p text:style-name="P5">Click on Cam to select the camera the picture was taken with.</text:p>
            <text:p text:style-name="P4">Lens</text:p>
            <text:p text:style-name="P5">Click on Lens to select the lens the picture was taken with.</text:p>
            <text:p text:style-name="P4">Geometry</text:p>
            <text:p text:style-name="P5">Set the geometry correction to apply between: rectilinear, fish-eye, panoramic and equirectangular.</text:p>
            <text:p text:style-name="P4">Scale</text:p>
            <text:p text:style-name="P5">The scale of the correction.</text:p>
            <text:p text:style-name="P4">Reverse</text:p>
            <text:p text:style-name="P5">Apply the distortion instead of correcting it.</text:p>
            <text:p text:style-name="P4">Tca r</text:p>
            <text:p text:style-name="P5">Override transversal chromatic aberration for red channel (from 0.99 to 1.01, default 1.0).</text:p>
            <text:p text:style-name="P4"><text:soft-page-break/>Tca b</text:p>
            <text:p text:style-name="P5">Override transversal chromatic aberration for blue channel (from 0.99 to 1.01, default 1.0).</text:p>
          </table:table-cell>
        </table:table-row>
      </table:table>
      <table:table table:name="Table16" table:style-name="Table16">
        <table:table-column table:style-name="Table16.A"/>
        <table:table-column table:style-name="Table16.B"/>
        <table:table-row>
          <table:table-cell table:style-name="Table16.A1" table:number-columns-spanned="2" office:value-type="string">
            <text:p text:style-name="Table_20_Heading">Chromatic aberrations</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corrects chromatic aberrations.</text:p>
          </table:table-cell>
        </table:table-row>
        <table:table-row>
          <table:table-cell table:style-name="Table16.A2" office:value-type="string">
            <text:p text:style-name="Table_20_Heading">Usage</text:p>
          </table:table-cell>
          <table:table-cell table:style-name="Table16.B2" office:value-type="string">
            <text:p text:style-name="P5">This plug-in applies the chromatic aberrations automatically, you only have to enable it.</text:p>
          </table:table-cell>
        </table:table-row>
      </table:table>
      <text:h text:style-name="Darktable_20_heading_20_2" text:outline-level="3">Effects</text:h>
      <table:table table:name="Table20" table:style-name="Table20">
        <table:table-column table:style-name="Table20.A"/>
        <table:table-column table:style-name="Table20.B"/>
        <table:table-row>
          <table:table-cell table:style-name="Table20.A1" table:number-columns-spanned="2" office:value-type="string">
            <text:p text:style-name="Table_20_Heading">Watermark</text:p>
          </table:table-cell>
          <table:covered-table-cell/>
        </table:table-row>
        <table:table-row>
          <table:table-cell table:style-name="Table20.A2" office:value-type="string">
            <text:p text:style-name="Table_20_Heading">Description</text:p>
          </table:table-cell>
          <table:table-cell table:style-name="Table20.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20.A2" office:value-type="string">
            <text:p text:style-name="Table_20_Heading">Usage</text:p>
          </table:table-cell>
          <table:table-cell table:style-name="Table20.B2" office:value-type="string">
            <text:h text:style-name="P14" text:outline-level="5">Marker</text:h>
            <text:p text:style-name="P11">Choose the watermark you want to apply. If applicable, use the reload button next to the combo-box to repopulate the list with any newly added watermarks. </text:p>
            <text:p text:style-name="P12">Opacity</text:p>
            <text:p text:style-name="P11">Set the opacity of the watermark.</text:p>
            <text:p text:style-name="P12">Scale</text:p>
            <text:p text:style-name="P11">Scale the watermark (pixel independent).</text:p>
            <text:p text:style-name="P12">Alignment</text:p>
            <text:p text:style-name="P11">Use these controls to align the watermark to any edge or to the center of the picture.</text:p>
            <text:p text:style-name="P12">X offset</text:p>
            <text:p text:style-name="P11">Pixel-independent offset relative to the alignment on x-axis.</text:p>
            <text:p text:style-name="P12">Y offset</text:p>
            <text:p text:style-name="P11">Pixel-independent offset relative to the alignment on y-axis.</text:p>
          </table:table-cell>
        </table:table-row>
      </table:table>
      <table:table table:name="Table18" table:style-name="Table18">
        <table:table-column table:style-name="Table18.A"/>
        <table:table-column table:style-name="Table18.B"/>
        <table:table-row>
          <table:table-cell table:style-name="Table18.A1" table:number-columns-spanned="2" office:value-type="string">
            <text:p text:style-name="Table_20_Heading">Split Toning</text:p>
          </table:table-cell>
          <table:covered-table-cell/>
        </table:table-row>
        <table:table-row>
          <table:table-cell table:style-name="Table18.A2" office:value-type="string">
            <text:p text:style-name="Table_20_Heading">Description</text:p>
          </table:table-cell>
          <table:table-cell table:style-name="Table18.B2" office:value-type="string">
            <text:p text:style-name="P6">The original way of split-toning creates a two color linear toning effect where the <text:soft-page-break/>shadows and highlights are represented by two different colors.</text:p>
            <text:p text:style-name="P11">Darktable split-toning module has more parameters that impact on the default behavior, we have balance which offsets the 50% gray level in image and compression that compresses toning in the shadows and highlights which leave a gap that are untouched by the effect.</text:p>
            <text:p text:style-name="P11">The split-toning plug-in does not convert images to black and white and works nice on color images, so if you want to do traditional split-toning, then use the monochrome module to make the image black and white before playing around with the split-toning module. </text:p>
          </table:table-cell>
        </table:table-row>
        <table:table-row>
          <table:table-cell table:style-name="Table18.A2" office:value-type="string">
            <text:p text:style-name="Table_20_Heading">Usage</text:p>
          </table:table-cell>
          <table:table-cell table:style-name="Table18.B2" office:value-type="string">
            <text:h text:style-name="P14" text:outline-level="5">Shadows and Highlights color</text:h>
            <text:p text:style-name="P11">These controls are used to set the color of the split-toning effect. You can select the desired color and saturation for both shadows and highlights and you can also click on the color preview box to bring up a common color picker dialog.</text:p>
            <text:p text:style-name="P12">Balance</text:p>
            <text:p text:style-name="P11">The balance is presented as an ratio bar.(the default value is 50/50 which means that 50% of lightness range in the picture is used for shadow toning and the other 50% for highlight toning)</text:p>
            <text:p text:style-name="P12">Compression</text:p>
            <text:p text:style-name="P11">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able:table-cell>
        </table:table-row>
      </table:table>
      <table:table table:name="Table21" table:style-name="Table21">
        <table:table-column table:style-name="Table21.A"/>
        <table:table-column table:style-name="Table21.B"/>
        <table:table-row>
          <table:table-cell table:style-name="Table21.A1" table:number-columns-spanned="2" office:value-type="string">
            <text:p text:style-name="Table_20_Heading">Vignetting</text:p>
          </table:table-cell>
          <table:covered-table-cell/>
        </table:table-row>
        <table:table-row>
          <table:table-cell table:style-name="Table21.A2" office:value-type="string">
            <text:p text:style-name="Table_20_Heading">Description</text:p>
          </table:table-cell>
          <table:table-cell table:style-name="Table21.B2" office:value-type="string">
            <text:p text:style-name="Darktable_20_text">This plug-in is usedAppendix C – Installation to create vignetting.</text:p>
          </table:table-cell>
        </table:table-row>
        <table:table-row>
          <table:table-cell table:style-name="Table21.A2" office:value-type="string">
            <text:p text:style-name="Table_20_Heading">Usage</text:p>
          </table:table-cell>
          <table:table-cell table:style-name="Table21.B2" office:value-type="string">
            <text:p text:style-name="P9">The vignetting module has many settings to precisely tune the effect.</text:p>
            <text:p text:style-name="P13">Scale</text:p>
            <text:p text:style-name="Text_20_body">Change the radii of the vignetting beginning.</text:p>
            <text:p text:style-name="P13">Fall-off strength</text:p>
            <text:p text:style-name="Text_20_body">Change the progressiveness of the fall-off of the vignette.</text:p>
            <text:p text:style-name="P13">Strength</text:p>
            <text:p text:style-name="Text_20_body">Modify the strength of the effect.</text:p>
            <text:p text:style-name="P13">Uniformity</text:p>
            <text:p text:style-name="Text_20_body">Set the uniformity of the effect.</text:p>
            <text:p text:style-name="P13">B/s ratio</text:p>
            <text:p text:style-name="Text_20_body">Set the ratio of brightness and saturation the vignetting should apply on.</text:p>
            <text:p text:style-name="P13">Saturation</text:p>
            <text:p text:style-name="Text_20_body">Invert the effect of saturation. By default the vignetting desaturates at the corners. Using this button you can saturate it thus making the vignette lighter instead of <text:soft-page-break/>darker.</text:p>
            <text:p text:style-name="P13">Fall-off</text:p>
            <text:p text:style-name="Text_20_body">Invert the effect of brightness. By default the vignetting darkens at the corners. Using this button you can brighten it.</text:p>
          </table:table-cell>
        </table:table-row>
      </table:table>
      <table:table table:name="Table22" table:style-name="Table22">
        <table:table-column table:style-name="Table22.A"/>
        <table:table-column table:style-name="Table22.B"/>
        <table:table-row>
          <table:table-cell table:style-name="Table22.A1" table:number-columns-spanned="2" office:value-type="string">
            <text:p text:style-name="Table_20_Heading">Grain</text:p>
          </table:table-cell>
          <table:covered-table-cell/>
        </table:table-row>
        <table:table-row>
          <table:table-cell table:style-name="Table22.A2" office:value-type="string">
            <text:p text:style-name="Table_20_Heading">Description</text:p>
          </table:table-cell>
          <table:table-cell table:style-name="Table22.B2" office:value-type="string">
            <text:p text:style-name="Darktable_20_text">This plug-in is used to create an artistic effect that simulates the grain of film. </text:p>
          </table:table-cell>
        </table:table-row>
        <table:table-row>
          <table:table-cell table:style-name="Table22.A2" office:value-type="string">
            <text:p text:style-name="Table_20_Heading">Usage</text:p>
          </table:table-cell>
          <table:table-cell table:style-name="Table22.B2" office:value-type="string">
            <text:p text:style-name="P9">The grain is processed on the L* channel from CIELAB.</text:p>
            <text:p text:style-name="P13">Coarseness</text:p>
            <text:p text:style-name="Text_20_body">Set the grain size, which has been scaled to simulate an ISO number(Keep in mind that ISO settings don't create a linear amount of grain, while this does).</text:p>
            <text:p text:style-name="P13">Strength</text:p>
            <text:p text:style-name="Text_20_body">Set the strength of the effect.</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Fill light</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module allows local modification of the exposure based on pixel lightness.</text:p>
          </table:table-cell>
        </table:table-row>
        <table:table-row>
          <table:table-cell table:style-name="Table27.A2" office:value-type="string">
            <text:p text:style-name="Table_20_Heading">Usage</text:p>
          </table:table-cell>
          <table:table-cell table:style-name="Table27.B2" office:value-type="string">
            <text:p text:style-name="P9">The module applies a Gaussian curve to the lightness, centered on a given lightness, with a given width in lightness.</text:p>
            <text:p text:style-name="P13">Exposure</text:p>
            <text:p text:style-name="Text_20_body">Set the fill-light exposure in [EV].</text:p>
            <text:p text:style-name="P13">Center</text:p>
            <text:p text:style-name="Text_20_body">Set the median lightness being impacted by the fill-light directly on the gray scale or by using the button on the right and then selecting an area on the picture.</text:p>
            <text:p text:style-name="P13">Width</text:p>
            <text:p text:style-name="Text_20_body">Set the width of the Gaussian curve. It is expressed in zone, the whole dynamic being 10 zones. The Gaussian being symmetric, only even numbers can be entered.</text:p>
          </table:table-cell>
        </table:table-row>
      </table:table>
      <table:table table:name="Table28" table:style-name="Table28">
        <table:table-column table:style-name="Table28.A"/>
        <table:table-column table:style-name="Table28.B"/>
        <table:table-row>
          <table:table-cell table:style-name="Table28.A1" table:number-columns-spanned="2" office:value-type="string">
            <text:p text:style-name="Table_20_Heading">Monochrome</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is a fast and easy way to convert your image to black and white. You can simulate a color filter in order to modify your conversion. The filter can be changed in size and color center.</text:p>
          </table:table-cell>
        </table:table-row>
        <table:table-row>
          <table:table-cell table:style-name="Table28.A2" office:value-type="string">
            <text:p text:style-name="Table_20_Heading">Usage</text:p>
          </table:table-cell>
          <table:table-cell table:style-name="Table28.B2" office:value-type="string">
            <text:p text:style-name="P5">You can change the filter size by using the slider below the diagram or directly with mouse scrolling above it. <text:s/>And you can move it by just dragging the filter to the disired location.</text:p>
          </table:table-cell>
        </table:table-row>
      </table:table>
      <table:table table:name="Table29" table:style-name="Table29">
        <table:table-column table:style-name="Table29.A"/>
        <table:table-column table:style-name="Table29.B"/>
        <text:soft-page-break/>
        <table:table-row>
          <table:table-cell table:style-name="Table29.A1" table:number-columns-spanned="2" office:value-type="string">
            <text:p text:style-name="Table_20_Heading">Graduated neutral density</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Simulates the effect of a neutral density filter.</text:p>
          </table:table-cell>
        </table:table-row>
        <table:table-row>
          <table:table-cell table:style-name="Table29.A2" office:value-type="string">
            <text:p text:style-name="Table_20_Heading">Usage</text:p>
          </table:table-cell>
          <table:table-cell table:style-name="Table29.B2" office:value-type="string">
            <text:p text:style-name="P4">Density</text:p>
            <text:p text:style-name="P5">Sets the density of the filter in f-stops (EV). Higher values mean stronger effect.</text:p>
            <text:p text:style-name="P4">Compression</text:p>
            <text:p text:style-name="P5">Controls how much progressive is the gradient from the more dense side to the less dense side. Lower values correspond to smoother transition.</text:p>
            <text:p text:style-name="P4">Split</text:p>
            <text:p text:style-name="P5">Percentage of the available area that will be interested by the filter. 50% corresponds to the center line, smaller values are above the center line, greater values are below the center line.</text:p>
            <text:p text:style-name="P4">Rotation</text:p>
            <text:p text:style-name="P5">The filter can be applied with rotate clock-wise or counter clock-wise of the given degrees. Negative values turn clock-wise, positive values counter clock-wise.</text:p>
            <text:p text:style-name="P4">Hue</text:p>
            <text:p text:style-name="P5">The gradient can be colored with the given Hue.</text:p>
            <text:p text:style-name="P4">Saturation</text:p>
            <text:p text:style-name="P5">The gradient can be more or less saturated based on this value.</text:p>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3">sudo apt-add-repository ppa:pmjdebruijn/darktable-release-plus</text:span></text:p>
      <text:p text:style-name="Darktable_20_text">Step 3- Wait for that to finish then run then run <text:span text:style-name="T3">sudo apt-get update</text:span></text:p>
      <text:p text:style-name="Darktable_20_text">Step 4- Your almost done! After that finishes just run <text:span text:style-name="T3">sudo apt-get install darktable</text:span> then enter <text:span text:style-name="T3">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3">y</text:span> when it asks you to confirm.</text:p>
      <text:p text:style-name="Darktable_20_text">Step 3 – You're done!</text:p>
      <text:p text:style-name="Darktable_20_text">Building from source</text:p>
      <text:p text:style-name="P17">Building darktable from the source code gives an additional useful command: darktable-faster. This is a <text:soft-page-break/>faster version of darktable that copies the database in memory to speed up the operations. </text:p>
      <text:h text:style-name="P18" text:outline-level="3"><text:span text:style-name="T6">Building current release from source</text:span></text:h>
      <text:p text:style-name="Darktable_20_text"><text:span text:style-name="T7">To build darktable from source, follow the simple steps below:</text:span></text:p>
      <text:list xml:id="list1345251948" text:style-name="L3">
        <text:list-item>
          <text:p text:style-name="P20"><text:span text:style-name="T7">grab dartable-x.y.z.tar.gz</text:span></text:p>
        </text:list-item>
        <text:list-item>
          <text:p text:style-name="P20">$ tar xvjf darktable-x.y.z.tar.gz &amp;&amp; cd darktable-x.y.z</text:p>
        </text:list-item>
        <text:list-item>
          <text:p text:style-name="P20">either do </text:p>
        </text:list-item>
      </text:list>
      <text:p text:style-name="Darktable_20_text"><text:tab/><text:tab/>$ ./build.sh </text:p>
      <text:p text:style-name="Darktable_20_text"><text:tab/>or, manually</text:p>
      <text:p text:style-name="Darktable_20_text"><text:tab/><text:tab/>$ mkdir build &amp;&amp; cd build/ </text:p>
      <text:list xml:id="list86027622" text:continue-numbering="true" text:style-name="L3">
        <text:list-item>
          <text:p text:style-name="P20">$ cmake -DCMAKE_BUILD_TYPE=Release -DCMAKE_INSTALL_PREFIX=/usr -DDT_GCONF_SCHEMA_DIR="xml:readwrite:${HOME}/.gconf" .. </text:p>
        </text:list-item>
        <text:list-item>
          <text:p text:style-name="P20">$ make -j5 </text:p>
        </text:list-item>
        <text:list-item>
          <text:p text:style-name="P20"># make install </text:p>
        </text:list-item>
        <text:list-item>
          <text:p text:style-name="P20">$ darktable </text:p>
        </text:list-item>
      </text:list>
      <table:table table:name="Table30" table:style-name="Table30">
        <table:table-column table:style-name="Table30.A"/>
        <table:table-column table:style-name="Table30.B"/>
        <table:table-row>
          <table:table-cell table:style-name="Table30.A1" office:value-type="string">
            <text:p text:style-name="P17"><draw:frame draw:style-name="fr1" draw:name="graphics22" text:anchor-type="char" svg:width="6.77mm" svg:height="6.77mm" draw:z-index="0"><draw:image xlink:href="Pictures/100002010000008000000080D45F7F9D.png" xlink:type="simple" xlink:show="embed" xlink:actuate="onLoad"/></draw:frame> </text:p>
          </table:table-cell>
          <table:table-cell table:style-name="Table30.B1" office:value-type="string">
            <text:p text:style-name="P17">Building darktable from the source code gives an additional useful command: darktable-faster. This is a faster version of darktable that copies the database in memory to speed up the operations.</text:p>
          </table:table-cell>
        </table:table-row>
      </table:table>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bold"/>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style:use-window-font-color="true" fo:font-size="12pt"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3</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17H2M15S</meta:editing-duration>
    <meta:editing-cycles>72</meta:editing-cycles>
    <meta:generator>LibreOffice/3.3$Linux LibreOffice_project/330m19$Build-301</meta:generator>
    <meta:initial-creator>Nicholas </meta:initial-creator>
    <dc:date>2011-08-06T17:38:27</dc:date>
    <dc:creator>Stefano Fornari</dc:creator>
    <meta:document-statistic meta:table-count="31" meta:image-count="1" meta:object-count="0" meta:page-count="13" meta:paragraph-count="443" meta:word-count="3159" meta:character-count="19042"/>
  </office:meta>
</office:document-meta>
</file>